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UTF8.test_utf_c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UTF8.test_utf_j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UTF8.test_utf_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UTF8.test_u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UTF8.test_utf_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UTF8.test_utf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